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a8d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¿Cuál es la normativa clave para la gestión de la seguridad en la manipulación de productos químicos en un taller de microinformática?</text:p>
      <text:p text:style-name="P3">a) ISO 9001</text:p>
      <text:p text:style-name="P3">b) ISO 14001</text:p>
      <text:p text:style-name="P3">c) Normativa UNE-EN 14470-1</text:p>
      <text:p text:style-name="P3">d) Normativa EN 61010</text:p>
      <text:p text:style-name="P3"/>
      <text:p text:style-name="P3">¿Qué periférico se utiliza para la salida de sonido en un sistema de computadoras?</text:p>
      <text:p text:style-name="P3">a) Monitor</text:p>
      <text:p text:style-name="P3">b) Impresora</text:p>
      <text:p text:style-name="P3">c) Altavoz</text:p>
      <text:p text:style-name="P3">d) Teclado</text:p>
      <text:p text:style-name="P3"/>
      <text:p text:style-name="P3">¿Cuál de las siguientes opciones describe mejor una impresora láser?</text:p>
      <text:p text:style-name="P3">a) Imprime en papel mediante chorros de tinta</text:p>
      <text:p text:style-name="P3">b) Utiliza láser para imprimir en papel</text:p>
      <text:p text:style-name="P3">c) Imprime en papel térmico</text:p>
      <text:p text:style-name="P3">d) Imprime en papel mediante agujas</text:p>
      <text:p text:style-name="P3"/>
      <text:p text:style-name="P3">¿Cuál de los siguientes periféricos se utiliza para la entrada de datos mediante movimiento manual?</text:p>
      <text:p text:style-name="P3">a) Ratón</text:p>
      <text:p text:style-name="P3">b) Teclado</text:p>
      <text:p text:style-name="P3">c) Escáner</text:p>
      <text:p text:style-name="P3">d) Micrófono</text:p>
      <text:p text:style-name="P3"/>
      <text:p text:style-name="P3">¿Qué tipo de periférico es una memoria USB?</text:p>
      <text:p text:style-name="P3">a) Entrada</text:p>
      <text:p text:style-name="P3">b) Almacenamiento</text:p>
      <text:p text:style-name="P3">c) Salida</text:p>
      <text:p text:style-name="P3">d) Comunicación</text:p>
      <text:p text:style-name="P3"/>
      <text:p text:style-name="P3">¿Cuál de las siguientes opciones describe mejor una impresora de matriz de puntos?</text:p>
      <text:p text:style-name="P3">a) Utiliza chorros de tinta para imprimir</text:p>
      <text:p text:style-name="P3">b) Imprime en papel mediante agujas</text:p>
      <text:p text:style-name="P3">c) Imprime en papel térmico</text:p>
      <text:p text:style-name="P3">d) Utiliza láser para imprimir en papel</text:p>
      <text:p text:style-name="P3"/>
      <text:p text:style-name="P3">¿Qué función realiza un lector de tarjetas magnéticas en un sistema de computadoras?</text:p>
      <text:p text:style-name="P3">a) Almacenamiento de datos</text:p>
      <text:p text:style-name="P3">b) Comunicación de datos</text:p>
      <text:p text:style-name="P3">c) Entrada de datos</text:p>
      <text:p text:style-name="P3">d) Salida de datos</text:p>
      <text:p text:style-name="P3"/>
      <text:p text:style-name="P3">¿Cuál de los siguientes periféricos se utiliza para la entrada de datos mediante movimiento sobre una superficie?</text:p>
      <text:p text:style-name="P3">a) Ratón</text:p>
      <text:p text:style-name="P3">b) Teclado</text:p>
      <text:p text:style-name="P3">c) Escáner</text:p>
      <text:p text:style-name="P3">d) Micrófono</text:p>
      <text:p text:style-name="P3"/>
      <text:p text:style-name="P3">¿Qué tipo de periférico es una impresora 3D?</text:p>
      <text:p text:style-name="P3">a) Entrada</text:p>
      <text:p text:style-name="P3"><text:soft-page-break/>b) Almacenamiento</text:p>
      <text:p text:style-name="P3">c) Salida</text:p>
      <text:p text:style-name="P3">d) Comunicación</text:p>
      <text:p text:style-name="P3"/>
      <text:p text:style-name="P3">¿Cuál de las siguientes opciones describe mejor un altavoz?</text:p>
      <text:p text:style-name="P3">a) Permite la entrada de datos mediante voz</text:p>
      <text:p text:style-name="P3">b) Se utiliza para la salida de sonido</text:p>
      <text:p text:style-name="P3">c) Almacena datos de audio</text:p>
      <text:p text:style-name="P3">d) Imprime documentos en papel</text:p>
      <text:p text:style-name="P3"/>
      <text:p text:style-name="P3">¿Qué periférico se utiliza para la entrada de datos en forma de imágenes o documentos físicos?</text:p>
      <text:p text:style-name="P3">a) Ratón</text:p>
      <text:p text:style-name="P3">b) Teclado</text:p>
      <text:p text:style-name="P3">c) Escáner</text:p>
      <text:p text:style-name="P3">d) Micrófono</text:p>
      <text:p text:style-name="P3"/>
      <text:p text:style-name="P3">¿Cuál de las siguientes opciones describe mejor una impresora de inyección de tinta?</text:p>
      <text:p text:style-name="P3">a) Utiliza láser para imprimir en papel</text:p>
      <text:p text:style-name="P3">b) Imprime en papel térmico</text:p>
      <text:p text:style-name="P3">c) Imprime en papel mediante chorros de tinta</text:p>
      <text:p text:style-name="P3">d) Imprime en papel mediante agujas</text:p>
      <text:p text:style-name="P3"/>
      <text:p text:style-name="P3">¿Qué función realiza un lector de huellas dactilares en un sistema de computadoras?</text:p>
      <text:p text:style-name="P3">a) Almacenamiento de datos</text:p>
      <text:p text:style-name="P3">b) Comunicación de datos</text:p>
      <text:p text:style-name="P3">c) Identificación biométrica</text:p>
      <text:p text:style-name="P3">d) Impresión de documentos</text:p>
      <text:p text:style-name="P3"/>
      <text:p text:style-name="P3">¿Cuál de las siguientes opciones describe mejor un proyector?</text:p>
      <text:p text:style-name="P3">a) Se utiliza para la entrada de datos</text:p>
      <text:p text:style-name="P3">b) Proyecta imágenes o videos en una pantalla</text:p>
      <text:p text:style-name="P3">c) Almacena datos en forma de presentación</text:p>
      <text:p text:style-name="P3">d) Imprime documentos en papel</text:p>
      <text:p text:style-name="P3"/>
      <text:p text:style-name="P3"/>
      <text:p text:style-name="P3">¿Cuál de las siguientes opciones describe mejor un teclado mecánico?</text:p>
      <text:p text:style-name="P3">a) Utiliza tecnología de membrana</text:p>
      <text:p text:style-name="P3">b) Emplea interruptores mecánicos para las teclas</text:p>
      <text:p text:style-name="P3">c) Es inalámbrico</text:p>
      <text:p text:style-name="P3">d) Tiene teclas táctiles sensibles al tacto</text:p>
      <text:p text:style-name="P3"/>
      <text:p text:style-name="P3">¿Qué tipo de conexión es común en los teclados inalámbricos?</text:p>
      <text:p text:style-name="P3">a) USB</text:p>
      <text:p text:style-name="P3">b) HDMI</text:p>
      <text:p text:style-name="P3">c) Bluetooth</text:p>
      <text:p text:style-name="P3">d) VGA</text:p>
      <text:p text:style-name="P3"/>
      <text:p text:style-name="P3">¿Cuál de las siguientes características es típica de un teclado ergonómico?</text:p>
      <text:p text:style-name="P3">a) Diseño compacto</text:p>
      <text:p text:style-name="P3">b) Teclas iluminadas</text:p>
      <text:p text:style-name="P3">c) Diseño curvado para reducir la tensión</text:p>
      <text:p text:style-name="P3">d) Teclas mecánicas lineales</text:p>
      <text:p text:style-name="P3"><text:soft-page-break/></text:p>
      <text:p text:style-name="P3">¿Qué función realiza la rueda de desplazamiento en un ratón?</text:p>
      <text:p text:style-name="P3">a) Mover el cursor</text:p>
      <text:p text:style-name="P3">b) Hacer clic derecho</text:p>
      <text:p text:style-name="P3">c) Desplazarse por páginas web u documentos</text:p>
      <text:p text:style-name="P3">d) Controlar la sensibilidad del puntero</text:p>
      <text:p text:style-name="P3"/>
      <text:p text:style-name="P3">¿Cuál de las siguientes opciones describe mejor un ratón óptico?</text:p>
      <text:p text:style-name="P3">a) Utiliza una bola para el desplazamiento</text:p>
      <text:p text:style-name="P3">b) Emplea luz LED para detectar movimientos</text:p>
      <text:p text:style-name="P3">c) Funciona sin necesidad de pilas</text:p>
      <text:p text:style-name="P3">d) Tiene botones programab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06:46.469426180</dc:date>
    <meta:editing-duration>PT3M54S</meta:editing-duration>
    <meta:editing-cycles>3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5" meta:word-count="547" meta:character-count="3259" meta:non-whitespace-character-count="2807"/>
  </office:meta>
</office:document-meta>
</file>